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1" svg:font-family="Consolas, monospace"/>
    <style:font-face style:name="Droid Sans Mono" svg:font-family="'Droid Sans Mono', monospace, monospace"/>
    <style:font-face style:name="Lohit Devanagari1" svg:font-family="'Lohit Devanagari'"/>
    <style:font-face style:name="Nunito Sans" svg:font-family="'Nunito Sans', sans-serif, apple-system, BlinkMacSystemFont, 'Segoe UI', Oxygen, Ubuntu, Cantarell, 'Helvetica Neue'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757cm" table:align="left"/>
    </style:style>
    <style:style style:name="Table1.A" style:family="table-column">
      <style:table-column-properties style:column-width="16.75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5.222cm" table:align="left"/>
    </style:style>
    <style:style style:name="Table2.A" style:family="table-column">
      <style:table-column-properties style:column-width="15.222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7.666cm" table:align="left"/>
    </style:style>
    <style:style style:name="Table3.A" style:family="table-column">
      <style:table-column-properties style:column-width="7.666cm"/>
    </style:style>
    <style:style style:name="Table3.A1" style:family="table-cell">
      <style:table-cell-properties style:vertical-align="middle" fo:padding="0cm" fo:border="none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7" style:family="paragraph" style:parent-style-name="Standard">
      <style:text-properties style:use-window-font-color="true" officeooo:rsid="00166747" officeooo:paragraph-rsid="00166747"/>
    </style:style>
    <style:style style:name="P8" style:family="paragraph" style:parent-style-name="Standard">
      <style:text-properties fo:color="#000000" fo:font-size="14pt" fo:font-weight="bold" officeooo:rsid="00166747" officeooo:paragraph-rsid="00166747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10d0c" fo:font-size="13pt" fo:font-weight="bold" officeooo:rsid="0017af9e" officeooo:paragraph-rsid="0017af9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Droid Sans Mono" fo:font-size="10.5pt" fo:letter-spacing="normal" fo:font-style="normal" fo:font-weight="normal" fo:background-color="transparen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2" style:family="paragraph" style:parent-style-name="Text_20_body" style:list-style-name="L1"/>
    <style:style style:name="P13" style:family="paragraph" style:parent-style-name="Text_20_body">
      <style:text-properties style:use-window-font-color="true" officeooo:rsid="00166747" officeooo:paragraph-rsid="00166747"/>
    </style:style>
    <style:style style:name="P14" style:family="paragraph" style:parent-style-name="Text_20_body">
      <style:text-properties fo:font-variant="normal" fo:text-transform="none" style:use-window-font-color="true" style:font-name="Nunito Sans" fo:font-size="10.5pt" fo:letter-spacing="normal" fo:font-style="normal" fo:font-weight="normal" officeooo:paragraph-rsid="00166747"/>
    </style:style>
    <style:style style:name="P15" style:family="paragraph" style:parent-style-name="Text_20_body">
      <style:text-properties fo:font-variant="normal" fo:text-transform="none" fo:color="#000000" style:font-name="Nunito Sans" fo:font-size="10.5pt" fo:letter-spacing="normal" fo:font-style="normal" fo:font-weight="bold" officeooo:rsid="00186e8e" officeooo:paragraph-rsid="00186e8e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73239" style:font-name="urw-din" fo:font-size="12.75pt" fo:letter-spacing="normal" fo:font-style="normal" fo:font-weight="normal" style:font-name-asian="urw-din" style:font-size-asian="12.75pt" style:font-style-asian="normal" style:font-weight-asian="normal" style:font-name-complex="urw-din" style:font-size-complex="12.75pt" style:font-style-complex="normal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urw-din" fo:font-size="12.7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urw-din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urw-din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4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urw-di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padding-left="0cm" fo:padding-right="0.318cm" fo:padding-top="0.265cm" fo:padding-bottom="0cm" fo:border-left="none" fo:border-right="0.06pt solid #dddddd" fo:border-top="2.24pt solid #dddddd" fo:border-bottom="none"/>
    </style:style>
    <style:style style:name="P24" style:family="paragraph" style:parent-style-name="Text_20_body" style:list-style-name="L5">
      <style:paragraph-properties fo:margin-left="0cm" fo:margin-right="0.318cm" fo:margin-top="0cm" fo:margin-bottom="0cm" loext:contextual-spacing="false" style:line-height-at-least="0.503cm" fo:text-align="start" style:justify-single-word="false" fo:orphans="2" fo:widows="2" fo:text-indent="0cm" style:auto-text-indent="false" fo:padding-left="0cm" fo:padding-right="0.318cm" fo:padding-top="0.265cm" fo:padding-bottom="0cm" fo:border-left="none" fo:border-right="0.06pt solid #dddddd" fo:border-top="2.24pt solid #dddddd" fo:border-bottom="none"/>
      <style:text-properties officeooo:rsid="001b9782" officeooo:paragraph-rsid="001b9782"/>
    </style:style>
    <style:style style:name="T1" style:family="text">
      <style:text-properties style:font-name="urw-din" fo:font-size="12.75pt"/>
    </style:style>
    <style:style style:name="T2" style:family="text">
      <style:text-properties fo:color="#273239" style:font-name="urw-din"/>
    </style:style>
    <style:style style:name="T3" style:family="text">
      <style:text-properties fo:color="#273239" style:font-name="urw-din" fo:font-size="12.75pt"/>
    </style:style>
    <style:style style:name="T4" style:family="text">
      <style:text-properties fo:color="#273239" style:font-name="urw-din" fo:font-size="12.75pt" style:text-underline-style="solid" style:text-underline-width="auto" style:text-underline-color="font-color" fo:font-weight="bold" loext:padding="0cm" loext:border="none"/>
    </style:style>
    <style:style style:name="T5" style:family="text">
      <style:text-properties fo:color="#273239" style:font-name="urw-din" style:text-underline-style="solid" style:text-underline-width="auto" style:text-underline-color="font-color" fo:font-weight="bold" loext:padding="0cm" loext:border="none"/>
    </style:style>
    <style:style style:name="T6" style:family="text">
      <style:text-properties fo:color="#273239" style:font-name="urw-din" fo:font-size="12pt" style:font-size-asian="12pt" style:font-size-complex="12pt"/>
    </style:style>
    <style:style style:name="T7" style:family="text">
      <style:text-properties fo:color="#273239" style:font-name="urw-din" fo:font-size="12pt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8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9" style:family="text">
      <style:text-properties fo:font-variant="normal" fo:text-transform="none" fo:color="#273239" style:font-name="urw-din" fo:font-size="12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73239" style:font-name="urw-din" fo:font-size="12.75pt" fo:letter-spacing="normal" fo:font-style="normal" fo:font-weight="normal" officeooo:rsid="00186e8e"/>
    </style:style>
    <style:style style:name="T11" style:family="text">
      <style:text-properties fo:font-variant="normal" fo:text-transform="none" fo:color="#273239" style:font-name="urw-din" fo:font-size="12.75pt" fo:letter-spacing="normal" fo:font-style="normal" fo:font-weight="normal" style:font-name-asian="urw-din" style:font-size-asian="12.75pt" style:font-style-asian="normal" style:font-weight-asian="normal" style:font-name-complex="urw-din" style:font-size-complex="12.75pt" style:font-style-complex="normal" style:font-weight-complex="normal" loext:padding="0cm" loext:border="none"/>
    </style:style>
    <style:style style:name="T12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bold" loext:padding="0cm" loext:border="none"/>
    </style:style>
    <style:style style:name="T13" style:family="text">
      <style:text-properties fo:font-variant="normal" fo:text-transform="none" fo:color="#273239" style:font-name="urw-din" fo:font-size="12.75pt" fo:letter-spacing="normal" fo:font-style="normal" fo:font-weight="bold" style:font-weight-asian="bold" style:font-weight-complex="bold" loext:padding="0cm" loext:border="none"/>
    </style:style>
    <style:style style:name="T14" style:family="text">
      <style:text-properties fo:font-variant="normal" fo:text-transform="none" fo:color="#273239" style:font-name="urw-din" fo:letter-spacing="normal" fo:font-style="normal" fo:font-weight="normal"/>
    </style:style>
    <style:style style:name="T15" style:family="text">
      <style:text-properties fo:font-variant="normal" fo:text-transform="none" fo:color="#273239" style:font-name="urw-din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73239" style:font-name="urw-din" fo:letter-spacing="normal" fo:font-style="normal" style:text-underline-style="solid" style:text-underline-width="auto" style:text-underline-color="font-color" fo:font-weight="bold" loext:padding="0cm" loext:border="none"/>
    </style:style>
    <style:style style:name="T17" style:family="text">
      <style:text-properties fo:font-variant="normal" fo:text-transform="none" fo:color="#273239" style:font-name="urw-di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73239" style:font-name="urw-din" fo:font-size="12pt" fo:letter-spacing="normal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fo:color="#273239" style:font-name="urw-din" fo:font-size="12pt" fo:letter-spacing="normal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20" style:family="text">
      <style:text-properties fo:font-variant="normal" fo:text-transform="none" fo:color="#273239" style:font-name="urw-di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273239" style:font-name="Consolas1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6699" style:font-name="Consolas" fo:font-size="11pt" fo:font-style="normal" fo:font-weight="bold" fo:background-color="#ffffff" loext:char-shading-value="0" loext:padding="0cm" loext:border="none"/>
    </style:style>
    <style:style style:name="T23" style:family="text">
      <style:text-properties fo:font-variant="normal" fo:text-transform="none" style:font-name="Consolas" fo:font-size="12.5pt" fo:font-style="normal" fo:font-weight="normal" fo:background-color="#ffffff" loext:char-shading-value="0" loext:padding="0cm" loext:border="none"/>
    </style:style>
    <style:style style:name="T24" style:family="text">
      <style:text-properties fo:font-variant="normal" fo:text-transform="none" style:font-name="Consolas" fo:font-size="12.5pt" fo:font-style="normal" fo:font-weight="normal" style:font-name-asian="Consolas" style:font-size-asian="12.5pt" style:font-style-asian="normal" style:font-weight-asian="normal" style:font-name-complex="Consolas" style:font-size-complex="12.5pt" style:font-style-complex="normal" style:font-weight-complex="normal"/>
    </style:style>
    <style:style style:name="T25" style:family="text">
      <style:text-properties fo:font-variant="normal" fo:text-transform="none" fo:color="#000000" style:font-name="Consolas" fo:font-size="11pt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000000" style:font-name="urw-di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7" style:family="text">
      <style:text-properties fo:font-variant="normal" fo:text-transform="none" fo:color="#000000" style:font-name="urw-din" fo:font-size="12.75pt" fo:letter-spacing="normal" fo:font-style="normal" fo:font-weight="bold" style:font-weight-asian="bold" style:font-weight-complex="bold" loext:padding="0cm" loext:border="none"/>
    </style:style>
    <style:style style:name="T28" style:family="text">
      <style:text-properties fo:font-variant="normal" fo:text-transform="none" fo:background-color="#ffffff" loext:char-shading-value="0" loext:padding="0cm" loext:border="none"/>
    </style:style>
    <style:style style:name="T29" style:family="text">
      <style:text-properties fo:font-variant="normal" fo:text-transform="none" fo:color="#0000ff" style:font-name="Consolas" fo:font-size="11pt" fo:font-style="normal" fo:font-weight="normal" fo:background-color="#ffffff" loext:char-shading-value="0" loext:padding="0cm" loext:border="none"/>
    </style:style>
    <style:style style:name="T30" style:family="text">
      <style:text-properties fo:font-variant="normal" fo:text-transform="none" fo:color="#008200" style:font-name="Consolas" fo:font-size="11pt" fo:font-style="normal" fo:font-weight="normal" fo:background-color="#ffffff" loext:char-shading-value="0" loext:padding="0cm" loext:border="none"/>
    </style:style>
    <style:style style:name="T31" style:family="text">
      <style:text-properties fo:font-variant="normal" fo:text-transform="none" fo:color="#009900" style:font-name="Consolas" fo:font-size="11pt" fo:font-style="normal" fo:font-weight="normal" fo:background-color="#ffffff" loext:char-shading-value="0" loext:padding="0cm" loext:border="none"/>
    </style:style>
    <style:style style:name="T32" style:family="text">
      <style:text-properties officeooo:rsid="00186e8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/></text:p>
      <text:p text:style-name="P15"><text:span text:style-name="T1">Implementation of Queue in golang</text:span></text:p>
      <text:p text:style-name="P14"><text:span text:style-name="T3"/></text:p>
      <text:p text:style-name="P14"><text:span text:style-name="T6">A </text:span><text:a xlink:type="simple" xlink:href="https://www.geeksforgeeks.org/queue-data-structure/" text:style-name="Internet_20_link" text:visited-style-name="Visited_20_Internet_20_Link">queue</text:a><text:span text:style-name="T7"> </text:span><text:span text:style-name="T6">is a linear structure that follows a particular order in which the operations are performed. The order is </text:span><text:a xlink:type="simple" xlink:href="https://www.geeksforgeeks.org/fifo-first-in-first-out-approach-in-programming/" text:style-name="Internet_20_link" text:visited-style-name="Visited_20_Internet_20_Link"><text:span text:style-name="T7">First In First Out (FIFO)</text:span></text:a><text:span text:style-name="T6">.</text:span></text:p>
      <text:p text:style-name="P20"><text:span text:style-name="T17">Now if you are familiar with other programming languages like C++, Java, and Python then there are inbuilt queue libraries that can be used for the implementation of queues, but such is not the case in the case of </text:span><text:a xlink:type="simple" xlink:href="https://www.geeksforgeeks.org/golang/" text:style-name="Internet_20_link" text:visited-style-name="Visited_20_Internet_20_Link"><text:span text:style-name="T19">Golang</text:span></text:a><text:span text:style-name="T17">. Even if you are not familiar with those then just know that </text:span><text:span text:style-name="Strong_20_Emphasis"><text:span text:style-name="T18">Golang does not provide an inbuilt queue structure</text:span></text:span><text:span text:style-name="T17">.</text:span></text:p>
      <text:p text:style-name="P20"><text:span text:style-name="Strong_20_Emphasis"><text:span text:style-name="T18">How to implement Queue in Go Language?</text:span></text:span></text:p>
      <text:p text:style-name="P20"><text:span text:style-name="Strong_20_Emphasis"><text:span text:style-name="T18"/></text:span></text:p>
      <text:p text:style-name="P19">There are many ways to implement queues in Golang using other Data structures as:</text:p>
      <text:p text:style-name="P19"><text:s text:c="5"/><text:span text:style-name="T32">1</text:span>Using Slices </text:p>
      <text:list xml:id="list1702918021" text:style-name="L2">
        <text:list-header>
          <text:p text:style-name="P21"><text:span text:style-name="T32">2.</text:span>Using Structures</text:p>
          <text:p text:style-name="P21"><text:span text:style-name="T32">3.</text:span>Using LinkList</text:p>
        </text:list-header>
      </text:list>
      <text:p text:style-name="P20"><text:span text:style-name="Strong_20_Emphasis"><text:span text:style-name="T18">1. </text:span></text:span><text:span text:style-name="Strong_20_Emphasis"><text:span text:style-name="T26">Implement Queue Using Slices in Go Language:</text:span></text:span></text:p>
      <text:p text:style-name="P20"><text:span text:style-name="Strong_20_Emphasis"><text:span text:style-name="T18"/></text:span></text:p>
      <text:p text:style-name="P20"><text:span text:style-name="T17">Implementing queue using a simple </text:span><text:a xlink:type="simple" xlink:href="https://www.geeksforgeeks.org/slices-in-golang/" text:style-name="Internet_20_link" text:visited-style-name="Visited_20_Internet_20_Link">slice</text:a><text:span text:style-name="T19"> </text:span><text:span text:style-name="T17">in which enqueueing and dequeuing operations are done using functions. and Underflow(queue is empty) is checked during dequeuing operation.</text:span></text:p>
      <text:p text:style-name="P23"><text:bookmark text:name="run-code-button"/><text:bookmark text:name="run-and-edit-button"/><text:bookmark text:name="copy-code-button"/></text:p>
      <text:section text:style-name="Sect1" text:name="tablist1-panel1">
        <text:section text:style-name="Sect2" text:name="highlighter_68767">
          <table:table table:name="Table1" table:style-name="Table1">
            <table:table-column table:style-name="Table1.A"/>
            <table:table-row table:style-name="TableLine94792671385600">
              <table:table-cell table:style-name="Table1.A1" office:value-type="string">
                <text:p text:style-name="P11"><text:span text:style-name="Source_20_Text"><text:span text:style-name="T22">package</text:span></text:span><text:span text:style-name="T23"> </text:span><text:span text:style-name="Source_20_Text"><text:span text:style-name="T25">main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import</text:span></text:span><text:span text:style-name="T23"> </text:span><text:span text:style-name="Source_20_Text"><text:span text:style-name="T29">"fmt"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enqueue(queue []int, element int) []int {</text:span></text:span></text:p>
                <text:p text:style-name="P11"><text:span text:style-name="Source_20_Text"><text:span text:style-name="T25">queue = append(queue, element) </text:span></text:span><text:span text:style-name="Source_20_Text"><text:span text:style-name="T30">// Simply append to enqueue.</text:span></text:span></text:p>
                <text:p text:style-name="P11"><text:span text:style-name="Source_20_Text"><text:span text:style-name="T25">fmt.Println(</text:span></text:span><text:span text:style-name="Source_20_Text"><text:span text:style-name="T29">"Enqueued:"</text:span></text:span><text:span text:style-name="Source_20_Text"><text:span text:style-name="T25">, element)</text:span></text:span></text:p>
                <text:p text:style-name="P11"><text:span text:style-name="Source_20_Text"><text:span text:style-name="T22">return</text:span></text:span><text:span text:style-name="T23"> </text:span><text:span text:style-name="Source_20_Text"><text:span text:style-name="T25">queue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dequeue(queue []int) (int, []int) {</text:span></text:span></text:p>
                <text:p text:style-name="P11"><text:span text:style-name="Source_20_Text"><text:span text:style-name="T25">element := queue[</text:span></text:span><text:span text:style-name="Source_20_Text"><text:span text:style-name="T31">0</text:span></text:span><text:span text:style-name="Source_20_Text"><text:span text:style-name="T25">] </text:span></text:span><text:span text:style-name="Source_20_Text"><text:span text:style-name="T30">// The first element is the one to be dequeued.</text:span></text:span></text:p>
                <text:p text:style-name="P11"><text:span text:style-name="Source_20_Text"><text:span text:style-name="T22">if</text:span></text:span><text:span text:style-name="T23"> </text:span><text:span text:style-name="Source_20_Text"><text:span text:style-name="T25">len(queue) == </text:span></text:span><text:span text:style-name="Source_20_Text"><text:span text:style-name="T31">1</text:span></text:span><text:span text:style-name="T23"> </text:span><text:span text:style-name="Source_20_Text"><text:span text:style-name="T25">{</text:span></text:span></text:p>
                <text:p text:style-name="P11"><text:span text:style-name="Source_20_Text"><text:span text:style-name="T28"> </text:span></text:span><text:span text:style-name="Source_20_Text"><text:span text:style-name="T22">var</text:span></text:span><text:span text:style-name="T23"> </text:span><text:span text:style-name="Source_20_Text"><text:span text:style-name="T25">tmp = []int{}</text:span></text:span></text:p>
                <text:p text:style-name="P11"><text:span text:style-name="Source_20_Text"><text:span text:style-name="T28"> </text:span></text:span><text:span text:style-name="Source_20_Text"><text:span text:style-name="T22">return</text:span></text:span><text:span text:style-name="T23"> </text:span><text:span text:style-name="Source_20_Text"><text:span text:style-name="T25">element, tmp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return</text:span></text:span><text:span text:style-name="T23"> </text:span><text:span text:style-name="Source_20_Text"><text:span text:style-name="T25">element, queue[</text:span></text:span><text:span text:style-name="Source_20_Text"><text:span text:style-name="T31">1</text:span></text:span><text:span text:style-name="Source_20_Text"><text:span text:style-name="T25">:] </text:span></text:span><text:span text:style-name="Source_20_Text"><text:span text:style-name="T30">// Slice off the element once it is dequeued.</text:span></text:span></text:p>
                <text:p text:style-name="P11"><text:span text:style-name="Source_20_Text"><text:span text:style-name="T25">}</text:span></text:span></text:p>
                <text:p text:style-name="P11"><text:soft-page-break/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main() {</text:span></text:span></text:p>
                <text:p text:style-name="P11"><text:span text:style-name="Source_20_Text"><text:span text:style-name="T22">var</text:span></text:span><text:span text:style-name="T23"> </text:span><text:span text:style-name="Source_20_Text"><text:span text:style-name="T25">queue = make([]int, </text:span></text:span><text:span text:style-name="Source_20_Text"><text:span text:style-name="T31">0</text:span></text:span><text:span text:style-name="Source_20_Text"><text:span text:style-name="T25">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queue = enqueue(queue, </text:span></text:span><text:span text:style-name="Source_20_Text"><text:span text:style-name="T31">10</text:span></text:span><text:span text:style-name="Source_20_Text"><text:span text:style-name="T25">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fmt.Println(</text:span></text:span><text:span text:style-name="Source_20_Text"><text:span text:style-name="T29">"After pushing 10 "</text:span></text:span><text:span text:style-name="Source_20_Text"><text:span text:style-name="T25">, queue)</text:span></text:span></text:p>
                <text:p text:style-name="P11"><text:span text:style-name="Source_20_Text"><text:span text:style-name="T25">queue = enqueue(queue, </text:span></text:span><text:span text:style-name="Source_20_Text"><text:span text:style-name="T31">20</text:span></text:span><text:span text:style-name="Source_20_Text"><text:span text:style-name="T25">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fmt.Println(</text:span></text:span><text:span text:style-name="Source_20_Text"><text:span text:style-name="T29">"After pushing 20 "</text:span></text:span><text:span text:style-name="Source_20_Text"><text:span text:style-name="T25">, queue)</text:span></text:span></text:p>
                <text:p text:style-name="P11"><text:span text:style-name="Source_20_Text"><text:span text:style-name="T25">queue = enqueue(queue, </text:span></text:span><text:span text:style-name="Source_20_Text"><text:span text:style-name="T31">30</text:span></text:span><text:span text:style-name="Source_20_Text"><text:span text:style-name="T25">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fmt.Println(</text:span></text:span><text:span text:style-name="Source_20_Text"><text:span text:style-name="T29">"After pushing 30 "</text:span></text:span><text:span text:style-name="Source_20_Text"><text:span text:style-name="T25">, queue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ele, queue := dequeue(queue)</text:span></text:span></text:p>
                <text:p text:style-name="P11"><text:span text:style-name="Source_20_Text"><text:span text:style-name="T25">fmt.Println(</text:span></text:span><text:span text:style-name="Source_20_Text"><text:span text:style-name="T29">"Queue After removing"</text:span></text:span><text:span text:style-name="Source_20_Text"><text:span text:style-name="T25">, ele, </text:span></text:span><text:span text:style-name="Source_20_Text"><text:span text:style-name="T29">" :"</text:span></text:span><text:span text:style-name="Source_20_Text"><text:span text:style-name="T25">, queue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queue = enqueue(queue, </text:span></text:span><text:span text:style-name="Source_20_Text"><text:span text:style-name="T31">40</text:span></text:span><text:span text:style-name="Source_20_Text"><text:span text:style-name="T25">)</text:span></text:span></text:p>
                <text:p text:style-name="P11"><text:span text:style-name="Source_20_Text"><text:span text:style-name="T25">fmt.Println(</text:span></text:span><text:span text:style-name="Source_20_Text"><text:span text:style-name="T29">"After pushing 40 "</text:span></text:span><text:span text:style-name="Source_20_Text"><text:span text:style-name="T25">, queue)</text:span></text:span></text:p>
                <text:p text:style-name="P11"><text:span text:style-name="Source_20_Text"><text:span text:style-name="T25">}</text:span></text:span></text:p>
              </table:table-cell>
            </table:table-row>
          </table:table>
          <text:p text:style-name="P17"/>
        </text:section>
      </text:section>
      <text:p text:style-name="P1"><text:span text:style-name="Strong_20_Emphasis"><text:span text:style-name="T21">Output:</text:span></text:span></text:p>
      <text:p text:style-name="P2">Enqueued: 10</text:p>
      <text:p text:style-name="P2">After pushing 10 <text:s/>[10]</text:p>
      <text:p text:style-name="P2">Enqueued: 20</text:p>
      <text:p text:style-name="P2">After pushing 20 <text:s/>[10 20]</text:p>
      <text:p text:style-name="P2">Enqueued: 30</text:p>
      <text:p text:style-name="P2">After pushing 30 <text:s/>[10 20 30]</text:p>
      <text:p text:style-name="P2">Queue After removing 10 <text:s/>: [20 30]</text:p>
      <text:p text:style-name="P2">Enqueued: 40</text:p>
      <text:p text:style-name="P2">After pushing 40 <text:s/>[20 30 40]</text:p>
      <text:p text:style-name="P2"/>
      <text:p text:style-name="P20"><text:span text:style-name="Strong_20_Emphasis"><text:span text:style-name="T18">Note:</text:span></text:span><text:span text:style-name="T17"> In this, the problem is we can not define the size or capacity of the queue. However, it can be done by defining the queue as make([]int, 0, 10) where the third parameter determines capacity but the problem arises when capacity dynamically increases in an overflow condition.</text:span></text:p>
      <text:p text:style-name="P20"><text:span text:style-name="T17"/></text:p>
      <text:p text:style-name="P20"><text:span text:style-name="Strong_20_Emphasis"><text:span text:style-name="T9">2.</text:span></text:span><text:span text:style-name="Strong_20_Emphasis"><text:span text:style-name="T27"> Using Structures:</text:span></text:span></text:p>
      <text:p text:style-name="P20"><text:span text:style-name="Strong_20_Emphasis"><text:span text:style-name="T9"/></text:span></text:p>
      <text:p text:style-name="P19">To overcome the problem in the earlier one, use Structures instead which consist of</text:p>
      <text:list xml:id="list570941494" text:style-name="L4">
        <text:list-item>
          <text:p text:style-name="P22">Elements i.e. queue Elements</text:p>
        </text:list-item>
        <text:list-item>
          <text:p text:style-name="P22">Size i.e. Capacity of</text:p>
        </text:list-item>
      </text:list>
      <text:p text:style-name="P19"><text:soft-page-break/>Use Pointers to directly change the queue without returning it every time and, check for both overflow and underflow conditions:</text:p>
      <text:list xml:id="list3799245940" text:style-name="L5">
        <text:list-header>
          <text:p text:style-name="P24"/>
        </text:list-header>
      </text:list>
      <text:section text:style-name="Sect1" text:name="tablist2-panel1">
        <text:section text:style-name="Sect2" text:name="highlighter_632293">
          <table:table table:name="Table2" table:style-name="Table2">
            <table:table-column table:style-name="Table2.A"/>
            <table:table-row table:style-name="TableLine94792604835328">
              <table:table-cell table:style-name="Table2.A1" office:value-type="string">
                <text:p text:style-name="P11"><text:span text:style-name="Source_20_Text"><text:span text:style-name="T22">package</text:span></text:span><text:span text:style-name="T23"> </text:span><text:span text:style-name="Source_20_Text"><text:span text:style-name="T25">main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import</text:span></text:span><text:span text:style-name="T23"> </text:span><text:span text:style-name="Source_20_Text"><text:span text:style-name="T25">(</text:span></text:span></text:p>
                <text:p text:style-name="P11"><text:span text:style-name="Source_20_Text"><text:span text:style-name="T28">    </text:span></text:span><text:span text:style-name="Source_20_Text"><text:span text:style-name="T29">"errors"</text:span></text:span></text:p>
                <text:p text:style-name="P11"><text:span text:style-name="Source_20_Text"><text:span text:style-name="T28">    </text:span></text:span><text:span text:style-name="Source_20_Text"><text:span text:style-name="T29">"fmt"</text:span></text:span></text:p>
                <text:p text:style-name="P11"><text:span text:style-name="Source_20_Text"><text:span text:style-name="T25">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type Queue </text:span></text:span><text:span text:style-name="Source_20_Text"><text:span text:style-name="T22">struct</text:span></text:span><text:span text:style-name="T23"> </text:span><text:span text:style-name="Source_20_Text"><text:span text:style-name="T25">{</text:span></text:span></text:p>
                <text:p text:style-name="P11"><text:span text:style-name="Source_20_Text"><text:span text:style-name="T28">    </text:span></text:span><text:span text:style-name="Source_20_Text"><text:span text:style-name="T25">Elements []int</text:span></text:span></text:p>
                <text:p text:style-name="P11"><text:span text:style-name="Source_20_Text"><text:span text:style-name="T28">    </text:span></text:span><text:span text:style-name="Source_20_Text"><text:span text:style-name="T25">Size     int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(q *Queue) Enqueue(elem int) {</text:span></text:span></text:p>
                <text:p text:style-name="P11"><text:span text:style-name="Source_20_Text"><text:span text:style-name="T28">    </text:span></text:span><text:span text:style-name="Source_20_Text"><text:span text:style-name="T22">if</text:span></text:span><text:span text:style-name="T23"> </text:span><text:span text:style-name="Source_20_Text"><text:span text:style-name="T25">q.GetLength() == q.Size {</text:span></text:span></text:p>
                <text:p text:style-name="P11"><text:span text:style-name="Source_20_Text"><text:span text:style-name="T28">        </text:span></text:span><text:span text:style-name="Source_20_Text"><text:span text:style-name="T25">fmt.Println(</text:span></text:span><text:span text:style-name="Source_20_Text"><text:span text:style-name="T29">"Overflow"</text:span></text:span><text:span text:style-name="Source_20_Text"><text:span text:style-name="T25">)</text:span></text:span></text:p>
                <text:p text:style-name="P11"><text:span text:style-name="Source_20_Text"><text:span text:style-name="T28">        </text:span></text:span><text:span text:style-name="Source_20_Text"><text:span text:style-name="T22">return</text:span></text:span></text:p>
                <text:p text:style-name="P11"><text:span text:style-name="Source_20_Text"><text:span text:style-name="T28">    </text:span></text:span><text:span text:style-name="Source_20_Text"><text:span text:style-name="T25">}</text:span></text:span></text:p>
                <text:p text:style-name="P11"><text:span text:style-name="Source_20_Text"><text:span text:style-name="T28">    </text:span></text:span><text:span text:style-name="Source_20_Text"><text:span text:style-name="T25">q.Elements = append(q.Elements, elem)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(q *Queue) Dequeue() int {</text:span></text:span></text:p>
                <text:p text:style-name="P11"><text:span text:style-name="Source_20_Text"><text:span text:style-name="T28">    </text:span></text:span><text:span text:style-name="Source_20_Text"><text:span text:style-name="T22">if</text:span></text:span><text:span text:style-name="T23"> </text:span><text:span text:style-name="Source_20_Text"><text:span text:style-name="T25">q.IsEmpty() {</text:span></text:span></text:p>
                <text:p text:style-name="P11"><text:span text:style-name="Source_20_Text"><text:span text:style-name="T28">        </text:span></text:span><text:span text:style-name="Source_20_Text"><text:span text:style-name="T25">fmt.Println(</text:span></text:span><text:span text:style-name="Source_20_Text"><text:span text:style-name="T29">"UnderFlow"</text:span></text:span><text:span text:style-name="Source_20_Text"><text:span text:style-name="T25">)</text:span></text:span></text:p>
                <text:p text:style-name="P11"><text:span text:style-name="Source_20_Text"><text:span text:style-name="T28">        </text:span></text:span><text:span text:style-name="Source_20_Text"><text:span text:style-name="T22">return</text:span></text:span><text:span text:style-name="T23"> </text:span><text:span text:style-name="Source_20_Text"><text:span text:style-name="T31">0</text:span></text:span></text:p>
                <text:p text:style-name="P11"><text:span text:style-name="Source_20_Text"><text:span text:style-name="T28">    </text:span></text:span><text:span text:style-name="Source_20_Text"><text:span text:style-name="T25">}</text:span></text:span></text:p>
                <text:p text:style-name="P11"><text:span text:style-name="Source_20_Text"><text:span text:style-name="T28">    </text:span></text:span><text:span text:style-name="Source_20_Text"><text:span text:style-name="T25">element := q.Elements[</text:span></text:span><text:span text:style-name="Source_20_Text"><text:span text:style-name="T31">0</text:span></text:span><text:span text:style-name="Source_20_Text"><text:span text:style-name="T25">]</text:span></text:span></text:p>
                <text:p text:style-name="P11"><text:span text:style-name="Source_20_Text"><text:span text:style-name="T28">    </text:span></text:span><text:span text:style-name="Source_20_Text"><text:span text:style-name="T22">if</text:span></text:span><text:span text:style-name="T23"> </text:span><text:span text:style-name="Source_20_Text"><text:span text:style-name="T25">q.GetLength() == </text:span></text:span><text:span text:style-name="Source_20_Text"><text:span text:style-name="T31">1</text:span></text:span><text:span text:style-name="T23"> </text:span><text:span text:style-name="Source_20_Text"><text:span text:style-name="T25">{</text:span></text:span></text:p>
                <text:p text:style-name="P11"><text:span text:style-name="Source_20_Text"><text:span text:style-name="T28">        </text:span></text:span><text:span text:style-name="Source_20_Text"><text:span text:style-name="T25">q.Elements = nil</text:span></text:span></text:p>
                <text:p text:style-name="P11"><text:span text:style-name="Source_20_Text"><text:span text:style-name="T28">        </text:span></text:span><text:span text:style-name="Source_20_Text"><text:span text:style-name="T22">return</text:span></text:span><text:span text:style-name="T23"> </text:span><text:span text:style-name="Source_20_Text"><text:span text:style-name="T25">element</text:span></text:span></text:p>
                <text:p text:style-name="P11"><text:span text:style-name="Source_20_Text"><text:span text:style-name="T28">    </text:span></text:span><text:span text:style-name="Source_20_Text"><text:span text:style-name="T25">}</text:span></text:span></text:p>
                <text:p text:style-name="P11"><text:span text:style-name="Source_20_Text"><text:span text:style-name="T28">    </text:span></text:span><text:span text:style-name="Source_20_Text"><text:span text:style-name="T25">q.Elements = q.Elements[</text:span></text:span><text:span text:style-name="Source_20_Text"><text:span text:style-name="T31">1</text:span></text:span><text:span text:style-name="Source_20_Text"><text:span text:style-name="T25">:]</text:span></text:span></text:p>
                <text:p text:style-name="P11"><text:span text:style-name="Source_20_Text"><text:span text:style-name="T28">    </text:span></text:span><text:span text:style-name="Source_20_Text"><text:span text:style-name="T22">return</text:span></text:span><text:span text:style-name="T23"> </text:span><text:span text:style-name="Source_20_Text"><text:span text:style-name="T25">element </text:span></text:span><text:span text:style-name="Source_20_Text"><text:span text:style-name="T30">// Slice off the element once it is dequeued.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(q *Queue) GetLength() int {</text:span></text:span></text:p>
                <text:p text:style-name="P11"><text:span text:style-name="Source_20_Text"><text:span text:style-name="T28">    </text:span></text:span><text:span text:style-name="Source_20_Text"><text:span text:style-name="T22">return</text:span></text:span><text:span text:style-name="T23"> </text:span><text:span text:style-name="Source_20_Text"><text:span text:style-name="T25">len(q.Elements)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(q *Queue) IsEmpty() bool {</text:span></text:span></text:p>
                <text:p text:style-name="P11"><text:span text:style-name="Source_20_Text"><text:span text:style-name="T28">    </text:span></text:span><text:span text:style-name="Source_20_Text"><text:span text:style-name="T22">return</text:span></text:span><text:span text:style-name="T23"> </text:span><text:span text:style-name="Source_20_Text"><text:span text:style-name="T25">len(q.Elements) == </text:span></text:span><text:span text:style-name="Source_20_Text"><text:span text:style-name="T31">0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(q *Queue) Peek() (int, error) {</text:span></text:span></text:p>
                <text:p text:style-name="P11"><text:span text:style-name="Source_20_Text"><text:span text:style-name="T28">    </text:span></text:span><text:span text:style-name="Source_20_Text"><text:span text:style-name="T22">if</text:span></text:span><text:span text:style-name="T23"> </text:span><text:span text:style-name="Source_20_Text"><text:span text:style-name="T25">q.IsEmpty() {</text:span></text:span></text:p>
                <text:p text:style-name="P11"><text:span text:style-name="Source_20_Text"><text:span text:style-name="T28">        </text:span></text:span><text:span text:style-name="Source_20_Text"><text:span text:style-name="T22">return</text:span></text:span><text:span text:style-name="T23"> </text:span><text:span text:style-name="Source_20_Text"><text:span text:style-name="T31">0</text:span></text:span><text:span text:style-name="Source_20_Text"><text:span text:style-name="T25">, errors.New(</text:span></text:span><text:span text:style-name="Source_20_Text"><text:span text:style-name="T29">"empty queue"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}</text:span></text:span></text:p>
                <text:p text:style-name="P11"><text:soft-page-break/><text:span text:style-name="Source_20_Text"><text:span text:style-name="T28">    </text:span></text:span><text:span text:style-name="Source_20_Text"><text:span text:style-name="T22">return</text:span></text:span><text:span text:style-name="T23"> </text:span><text:span text:style-name="Source_20_Text"><text:span text:style-name="T25">q.Elements[</text:span></text:span><text:span text:style-name="Source_20_Text"><text:span text:style-name="T31">0</text:span></text:span><text:span text:style-name="Source_20_Text"><text:span text:style-name="T25">], nil</text:span></text:span></text:p>
                <text:p text:style-name="P11"><text:span text:style-name="Source_20_Text"><text:span text:style-name="T25">}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main() {</text:span></text:span></text:p>
                <text:p text:style-name="P11"><text:span text:style-name="Source_20_Text"><text:span text:style-name="T28">    </text:span></text:span><text:span text:style-name="Source_20_Text"><text:span text:style-name="T25">queue := Queue{Size: </text:span></text:span><text:span text:style-name="Source_20_Text"><text:span text:style-name="T31">3</text:span></text:span><text:span text:style-name="Source_20_Text"><text:span text:style-name="T25">}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queue.Enqueue(</text:span></text:span><text:span text:style-name="Source_20_Text"><text:span text:style-name="T31">1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queue.Enqueue(</text:span></text:span><text:span text:style-name="Source_20_Text"><text:span text:style-name="T31">2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queue.Enqueue(</text:span></text:span><text:span text:style-name="Source_20_Text"><text:span text:style-name="T31">3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queue.Enqueue(</text:span></text:span><text:span text:style-name="Source_20_Text"><text:span text:style-name="T31">5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elem := queue.Dequeue()</text:span></text:span></text:p>
                <text:p text:style-name="P11"><text:span text:style-name="Source_20_Text"><text:span text:style-name="T28">    </text:span></text:span><text:span text:style-name="Source_20_Text"><text:span text:style-name="T25">fmt.Println(elem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queue.Enqueue(</text:span></text:span><text:span text:style-name="Source_20_Text"><text:span text:style-name="T31">9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   </text:span></text:span><text:span text:style-name="Source_20_Text"><text:span text:style-name="T25">elem = queue.Dequeue()</text:span></text:span></text:p>
                <text:p text:style-name="P11"><text:span text:style-name="Source_20_Text"><text:span text:style-name="T28">    </text:span></text:span><text:span text:style-name="Source_20_Text"><text:span text:style-name="T25">fmt.Println(elem)</text:span></text:span></text:p>
                <text:p text:style-name="P11"><text:span text:style-name="Source_20_Text"><text:span text:style-name="T28">    </text:span></text:span><text:span text:style-name="Source_20_Text"><text:span text:style-name="T25">fmt.Println(queue.Elements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5">}</text:span></text:span></text:p>
              </table:table-cell>
            </table:table-row>
          </table:table>
          <text:p text:style-name="P17"/>
        </text:section>
      </text:section>
      <text:p text:style-name="P1"><text:span text:style-name="Strong_20_Emphasis"><text:span text:style-name="T21">Output:</text:span></text:span></text:p>
      <text:p text:style-name="P2">[]</text:p>
      <text:p text:style-name="P2">[1]</text:p>
      <text:p text:style-name="P2">[1 2]</text:p>
      <text:p text:style-name="P2">[1 2 3]</text:p>
      <text:p text:style-name="P2">Overflow</text:p>
      <text:p text:style-name="P2">[1 2 3]</text:p>
      <text:p text:style-name="P2">1</text:p>
      <text:p text:style-name="P2">[2 3]</text:p>
      <text:p text:style-name="P2">[2 3 9]</text:p>
      <text:p text:style-name="P2">2</text:p>
      <text:p text:style-name="P2">[3 9]</text:p>
      <text:p text:style-name="P2"/>
      <text:p text:style-name="P20"><text:span text:style-name="Strong_20_Emphasis"><text:span text:style-name="T18">Note: </text:span></text:span><text:span text:style-name="T17">We used to compare the length of elements to the size(Capacity defined) of queue structure which is more good to use.</text:span></text:p>
      <text:p text:style-name="P20"><text:span text:style-name="T17"/></text:p>
      <text:p text:style-name="P20"><text:span text:style-name="Strong_20_Emphasis"><text:span text:style-name="T18">3. </text:span></text:span><text:span text:style-name="Strong_20_Emphasis"><text:span text:style-name="T26">Using LinkList:</text:span></text:span></text:p>
      <text:p text:style-name="P23"/>
      <text:p text:style-name="P23"><text:bookmark text:name="run-code-button2"/><text:bookmark text:name="run-and-edit-button2"/><text:bookmark text:name="copy-code-button2"/></text:p>
      <text:section text:style-name="Sect1" text:name="tablist3-panel1">
        <text:section text:style-name="Sect2" text:name="highlighter_463462">
          <table:table table:name="Table3" table:style-name="Table3">
            <table:table-column table:style-name="Table3.A"/>
            <text:soft-page-break/>
            <table:table-row table:style-name="TableLine94792672720944">
              <table:table-cell table:style-name="Table3.A1" office:value-type="string">
                <text:p text:style-name="P11"><text:span text:style-name="Source_20_Text"><text:span text:style-name="T22">package</text:span></text:span><text:span text:style-name="T23"> </text:span><text:span text:style-name="Source_20_Text"><text:span text:style-name="T25">main</text:span></text:span></text:p>
                <text:p text:style-name="P11"><text:span text:style-name="Source_20_Text"><text:span text:style-name="T22">import</text:span></text:span><text:span text:style-name="T23"> </text:span><text:span text:style-name="Source_20_Text"><text:span text:style-name="T29">"container/list"</text:span></text:span></text:p>
                <text:p text:style-name="P11"><text:span text:style-name="Source_20_Text"><text:span text:style-name="T22">import</text:span></text:span><text:span text:style-name="T23"> </text:span><text:span text:style-name="Source_20_Text"><text:span text:style-name="T29">"fmt"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2">func</text:span></text:span><text:span text:style-name="T23"> </text:span><text:span text:style-name="Source_20_Text"><text:span text:style-name="T25">main() {</text:span></text:span></text:p>
                <text:p text:style-name="P11"><text:span text:style-name="Source_20_Text"><text:span text:style-name="T28">    </text:span></text:span><text:span text:style-name="Source_20_Text"><text:span text:style-name="T30">// new linked list</text:span></text:span></text:p>
                <text:p text:style-name="P11"><text:span text:style-name="Source_20_Text"><text:span text:style-name="T28">    </text:span></text:span><text:span text:style-name="Source_20_Text"><text:span text:style-name="T25">queue := list.New(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8">    </text:span></text:span><text:span text:style-name="Source_20_Text"><text:span text:style-name="T30">// Simply append to enqueue.</text:span></text:span></text:p>
                <text:p text:style-name="P11"><text:span text:style-name="Source_20_Text"><text:span text:style-name="T28">    </text:span></text:span><text:span text:style-name="Source_20_Text"><text:span text:style-name="T25">queue.PushBack(</text:span></text:span><text:span text:style-name="Source_20_Text"><text:span text:style-name="T31">10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queue.PushBack(</text:span></text:span><text:span text:style-name="Source_20_Text"><text:span text:style-name="T31">20</text:span></text:span><text:span text:style-name="Source_20_Text"><text:span text:style-name="T25">)</text:span></text:span></text:p>
                <text:p text:style-name="P11"><text:span text:style-name="Source_20_Text"><text:span text:style-name="T28">    </text:span></text:span><text:span text:style-name="Source_20_Text"><text:span text:style-name="T25">queue.PushBack(</text:span></text:span><text:span text:style-name="Source_20_Text"><text:span text:style-name="T31">30</text:span></text:span><text:span text:style-name="Source_20_Text"><text:span text:style-name="T25">)</text:span></text:span></text:p>
                <text:p text:style-name="P11"><text:span text:style-name="Source_20_Text"><text:span text:style-name="T28"> </text:span></text:span><text:span text:style-name="T28"> </text:span></text:p>
                <text:p text:style-name="P11"><text:span text:style-name="Source_20_Text"><text:span text:style-name="T28">    </text:span></text:span><text:span text:style-name="Source_20_Text"><text:span text:style-name="T30">// Dequeue</text:span></text:span></text:p>
                <text:p text:style-name="P11"><text:span text:style-name="Source_20_Text"><text:span text:style-name="T28">    </text:span></text:span><text:span text:style-name="Source_20_Text"><text:span text:style-name="T25">front:=queue.Front()</text:span></text:span></text:p>
                <text:p text:style-name="P11"><text:span text:style-name="Source_20_Text"><text:span text:style-name="T28">    </text:span></text:span><text:span text:style-name="Source_20_Text"><text:span text:style-name="T25">fmt.Println(front.Value)</text:span></text:span></text:p>
                <text:p text:style-name="P11"><text:span text:style-name="Source_20_Text"><text:span text:style-name="T28">    </text:span></text:span><text:span text:style-name="Source_20_Text"><text:span text:style-name="T25">queue.Remove(front)</text:span></text:span></text:p>
                <text:p text:style-name="P11"><text:span text:style-name="Source_20_Text"><text:span text:style-name="T25">}</text:span></text:span></text:p>
              </table:table-cell>
            </table:table-row>
          </table:table>
          <text:p text:style-name="P17"/>
        </text:section>
      </text:section>
      <text:p text:style-name="P1"><text:span text:style-name="Strong_20_Emphasis"><text:span text:style-name="T21">Output:</text:span></text:span></text:p>
      <text:p text:style-name="P2">10</text:p>
      <text:p text:style-name="P20"><text:span text:style-name="Strong_20_Emphasis"><text:span text:style-name="T18">Note: </text:span></text:span><text:span text:style-name="T17">In this also the capacity problem arises and to overcome that, there is a need to initialize a different variable and compare the length of the LinkList before every pushback.</text:span></text:p>
      <text:p text:style-name="P18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1" svg:font-family="Consolas, monospace"/>
    <style:font-face style:name="Droid Sans Mono" svg:font-family="'Droid Sans Mono', monospace, monospace"/>
    <style:font-face style:name="Lohit Devanagari1" svg:font-family="'Lohit Devanagari'"/>
    <style:font-face style:name="Nunito Sans" svg:font-family="'Nunito Sans', sans-serif, apple-system, BlinkMacSystemFont, 'Segoe UI', Oxygen, Ubuntu, Cantarell, 'Helvetica Neue'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35:49.238791223</meta:creation-date>
    <meta:generator>LibreOffice/6.4.7.2$Linux_X86_64 LibreOffice_project/40$Build-2</meta:generator>
    <dc:date>2022-12-12T16:05:52.945276802</dc:date>
    <meta:editing-duration>PT35M50S</meta:editing-duration>
    <meta:editing-cycles>8</meta:editing-cycles>
    <meta:document-statistic meta:table-count="3" meta:image-count="0" meta:object-count="0" meta:page-count="5" meta:paragraph-count="173" meta:word-count="663" meta:character-count="4489" meta:non-whitespace-character-count="3666"/>
  </office:meta>
</office:document-meta>
</file>